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-complex="Calibri" fo:font-size="12pt" style:font-size-asian="12pt" style:font-size-complex="12pt"/>
    </style:style>
    <style:style style:name="P3" style:parent-style-name="Normal" style:family="paragraph">
      <style:text-properties style:font-name-complex="Calibri" fo:font-size="12pt" style:font-size-asian="12pt" style:font-size-complex="12pt"/>
    </style:style>
    <style:style style:name="P4" style:parent-style-name="Normal" style:family="paragraph">
      <style:text-properties style:font-name-complex="Calibri" fo:font-size="12pt" style:font-size-asian="12pt" style:font-size-complex="12pt"/>
    </style:style>
    <style:style style:name="P5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6" style:parent-style-name="Normal" style:family="paragraph">
      <style:text-properties style:font-name-complex="Calibri" fo:font-size="12pt" style:font-size-asian="12pt" style:font-size-complex="12pt"/>
    </style:style>
    <style:style style:name="P7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8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9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0" style:parent-style-name="Normal" style:family="paragraph">
      <style:text-properties style:font-name-complex="Calibri" fo:font-size="12pt" style:font-size-asian="12pt" style:font-size-complex="12pt"/>
    </style:style>
  </office:automatic-styles>
  <office:body>
    <office:text text:use-soft-page-breaks="true">
      <text:h text:style-name="P1" text:outline-level="1">Git</text:h>
      <text:p text:style-name="P2">1/<text:s/>Aller sur github -&gt; new repository -&gt; nommer -&gt; create a repository</text:p>
      <text:p text:style-name="P3">2/<text:s/>Aller dans le gestionnaire de fichier de l’ordinateur sur le dossier à <text:s/>pusher</text:p>
      <text:p text:style-name="P4">3/<text:s/>click droit -&gt; git bash here</text:p>
      <text:p text:style-name="P5">4/<text:s/><text:s/>$ git init</text:p>
      <text:p text:style-name="P6">5/<text:s/><text:s/>$ git add .</text:p>
      <text:p text:style-name="P7">6/ $ git commit -m "mes documentations chez Agilium"</text:p>
      <text:p text:style-name="P8">7/ $ git remote add origin https://github.com/sandrinegrasAgilium/documentations.git</text:p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as sandrine</meta:initial-creator>
    <dc:creator>gras sandrine</dc:creator>
    <meta:creation-date>2018-08-21T09:43:00Z</meta:creation-date>
    <dc:date>2018-08-21T09:49:00Z</dc:date>
    <meta:template xlink:href="Normal.dotm" xlink:type="simple"/>
    <meta:editing-cycles>1</meta:editing-cycles>
    <meta:editing-duration>PT0S</meta:editing-duration>
    <meta:document-statistic meta:page-count="1" meta:paragraph-count="1" meta:word-count="55" meta:character-count="359" meta:row-count="2" meta:non-whitespace-character-count="305"/>
  </office:meta>
</office:document-meta>
</file>